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year2@localhost ~]$ cat stores</text:p>
      <text:p text:style-name="Standard">i006:ammonia :100:100:123:n</text:p>
      <text:p text:style-name="Standard">i004:rexin:23:12:12:y <text:s/></text:p>
      <text:p text:style-name="Standard">i002:screws:200:100:10:175:y</text:p>
      <text:p text:style-name="Standard">i001:nuts:10:100:175:n</text:p>
      <text:p text:style-name="Standard">i003:bolts:123:120:120:n</text:p>
      <text:p text:style-name="Standard">i005:rubber:10:10:10:y</text:p>
      <text:p text:style-name="Standard">i002:screws:200:100:10:175:y</text:p>
      <text:p text:style-name="Standard">i007:bolt:123:120:120</text:p>
      <text:p text:style-name="Standard">[year2@localhost ~]$ </text:p>
      <text:p text:style-name="Standard"/>
      <text:p text:style-name="Standard"/>
      <text:p text:style-name="Standard">[year2@localhost ~]$ sort -t":" <text:s/>stores</text:p>
      <text:p text:style-name="Standard">i001:nuts:10:100:175:n</text:p>
      <text:p text:style-name="Standard">i002:screws:200:100:10:175:y</text:p>
      <text:p text:style-name="Standard">i002:screws:200:100:10:175:y</text:p>
      <text:p text:style-name="Standard">i003:bolts:123:120:120:n</text:p>
      <text:p text:style-name="Standard">i004:rexin:23:12:12:y <text:s/></text:p>
      <text:p text:style-name="Standard">i005:rubber:10:10:10:y</text:p>
      <text:p text:style-name="Standard">i006:ammonia :100:100:123:n</text:p>
      <text:p text:style-name="Standard">i007:bolt:123:120:120</text:p>
      <text:p text:style-name="Standard">[year2@localhost ~]$ </text:p>
      <text:p text:style-name="Standard"/>
      <text:p text:style-name="Standard"/>
      <text:p text:style-name="Standard">[year2@localhost ~]$ grep 'y' stores|cut -d":" -f1,2,5</text:p>
      <text:p text:style-name="Standard">i004:rexin:12</text:p>
      <text:p text:style-name="Standard">i002:screws:10</text:p>
      <text:p text:style-name="Standard">i005:rubber:10</text:p>
      <text:p text:style-name="Standard">i002:screws:10</text:p>
      <text:p text:style-name="Standard">[year2@localhost ~]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~]$ sort -t":" <text:s/>+1 -2 stores|tee sorted</text:p>
      <text:p text:style-name="Standard">i006:ammonia :100:100:123:n</text:p>
      <text:p text:style-name="Standard">i007:bolt:123:120:120</text:p>
      <text:p text:style-name="Standard">i003:bolts:123:120:120:n</text:p>
      <text:p text:style-name="Standard">i001:nuts:10:100:175:n</text:p>
      <text:p text:style-name="Standard">i004:rexin:23:12:12:y <text:s/></text:p>
      <text:p text:style-name="Standard">i005:rubber:10:10:10:y</text:p>
      <text:p text:style-name="Standard">i002:screws:200:100:10:175:y</text:p>
      <text:p text:style-name="Standard">i002:screws:200:100:10:175:y</text:p>
      <text:p text:style-name="Standard">[year2@localhost ~]$</text:p>
      <text:p text:style-name="Standard"/>
      <text:p text:style-name="Standard"/>
      <text:p text:style-name="Standard"/>
      <text:p text:style-name="Standard">[year2@localhost ~]$ sort -n -t ":" <text:s/>+2 -3 stores|cut -d":" -f1,3</text:p>
      <text:p text:style-name="Standard">i001:10</text:p>
      <text:p text:style-name="Standard">i005:10</text:p>
      <text:p text:style-name="Standard">i004:23</text:p>
      <text:p text:style-name="Standard">i006:100</text:p>
      <text:p text:style-name="Standard">i003:123</text:p>
      <text:p text:style-name="Standard">i007:123</text:p>
      <text:p text:style-name="Standard">i002:200</text:p>
      <text:p text:style-name="Standard">i002:200</text:p>
      <text:p text:style-name="Standard">[year2@localhost ~]$</text:p>
      <text:p text:style-name="Standard"/>
      <text:p text:style-name="Standard"/>
      <text:p text:style-name="Standard"/>
      <text:p text:style-name="Standard"/>
      <text:p text:style-name="Standard">[year2@localhost ~]$ sort stores|uniq -d</text:p>
      <text:p text:style-name="Standard">i002:screws:200:100:10:175:y</text:p>
      <text:p text:style-name="Standard">[year2@localhost ~]$</text:p>
      <text:p text:style-name="Standard"/>
      <text:p text:style-name="Standard"/>
      <text:p text:style-name="Standard">[year2@localhost ~]$ head -3 sorted</text:p>
      <text:p text:style-name="Standard">i006:ammonia :100:100:123:n</text:p>
      <text:p text:style-name="Standard">i007:bolt:123:120:120</text:p>
      <text:p text:style-name="Standard">i003:bolts:123:120:120:n</text:p>
      <text:p text:style-name="Standard">[year2@localhost ~]$ </text:p>
      <text:p text:style-name="Standard"/>
      <text:p text:style-name="Standard"/>
      <text:p text:style-name="Standard"/>
      <text:p text:style-name="Standard"/>
      <text:p text:style-name="Standard">[year2@localhost ~]$ cut -d":" -f1 stores|tr -s '0'</text:p>
      <text:p text:style-name="Standard">i06</text:p>
      <text:p text:style-name="Standard">i04</text:p>
      <text:p text:style-name="Standard">i02</text:p>
      <text:p text:style-name="Standard">i01</text:p>
      <text:p text:style-name="Standard">i03</text:p>
      <text:p text:style-name="Standard">i05</text:p>
      <text:p text:style-name="Standard">i02</text:p>
      <text:p text:style-name="Standard">i07</text:p>
      <text:p text:style-name="Standard">[year2@localhost ~]$</text:p>
      <text:p text:style-name="Standard"/>
      <text:p text:style-name="Standard"/>
      <text:p text:style-name="Standard"/>
      <text:p text:style-name="Standard"/>
      <text:p text:style-name="Standard">[year2@localhost ~]$ grep '100' stores</text:p>
      <text:p text:style-name="Standard">i006:ammonia :100:100:123:n</text:p>
      <text:p text:style-name="Standard">i002:screws:200:100:10:175:y</text:p>
      <text:p text:style-name="Standard">i001:nuts:10:100:175:n</text:p>
      <text:p text:style-name="Standard">i002:screws:200:100:10:175:y</text:p>
      <text:p text:style-name="Standard">[year2@localhost ~]$ grep '100' stores|wc -l</text:p>
      <text:p text:style-name="Standard">4</text:p>
      <text:p text:style-name="Standard">[year2@localhost ~]$ </text:p>
      <text:p text:style-name="Standard"/>
      <text:p text:style-name="Standard"/>
      <text:p text:style-name="Standard"/>
      <text:p text:style-name="Standard">[year2@localhost ~]$ cut -d":" -f1,4,3 stores</text:p>
      <text:p text:style-name="Standard">i006:100:100</text:p>
      <text:p text:style-name="Standard">i004:23:12</text:p>
      <text:p text:style-name="Standard">i002:200:100</text:p>
      <text:p text:style-name="Standard">i001:10:100</text:p>
      <text:p text:style-name="Standard">i003:123:120</text:p>
      <text:p text:style-name="Standard">i005:10:10</text:p>
      <text:p text:style-name="Standard">i002:200:100</text:p>
      <text:p text:style-name="Standard">i007:123:120</text:p>
      <text:p text:style-name="Standard">[year2@localhost ~]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lakshman]$ sort -t":" -n -k 3,3 stores|sort -t":" -r -k 2,2|head -4 &gt; apple</text:p>
      <text:p text:style-name="Standard">[year2@localhost lakshman]$ cat apple</text:p>
      <text:p text:style-name="Standard">i002:screws:200:100:10:175:y</text:p>
      <text:p text:style-name="Standard">i002:screws:200:100:10:175:y</text:p>
      <text:p text:style-name="Standard">i005:rubber:10:10:10:y</text:p>
      <text:p text:style-name="Standard">i004:rexin:23:12:12:y <text:s/></text:p>
      <text:p text:style-name="Standard">[year2@localhost lakshman]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1-01-11T13:47:25</meta:creation-date>
    <dc:date>2011-01-18T14:56:12</dc:date>
    <dc:language>en-US</dc:language>
    <meta:editing-cycles>3</meta:editing-cycles>
    <meta:editing-duration>PT5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89" meta:word-count="297" meta:character-count="1983"/>
  </office:meta>
</office:document-meta>
</file>